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style:line-height-at-least="0.353cm" fo:text-indent="0cm" style:auto-text-indent="false"/>
    </style:style>
    <style:style style:name="P2" style:family="paragraph" style:parent-style-name="Standard">
      <style:paragraph-properties fo:margin-left="0cm" fo:margin-right="0cm" style:line-height-at-least="0.353cm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_20__28_user_29_">
      <style:paragraph-properties fo:margin-left="0cm" fo:margin-right="0cm" style:line-height-at-least="0.353cm" fo:text-indent="0cm" style:auto-text-indent="false"/>
    </style:style>
    <style:style style:name="T1" style:family="text">
      <style:text-properties fo:color="#2196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cra</text:span>, the capital city of Ghana, is a bustling metropolis with a mix of modern buildings and historical landmarks.</text:p>
      <text:p text:style-name="P1">The Ashanti Kingdom, located in southern Ghana, is known for its rich cultural heritage and traditional <text:span text:style-name="T3">craftsmanship</text:span>.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0:49.789568905</meta:creation-date>
    <dc:date>2023-05-23T11:14:53.897726470</dc:date>
    <meta:editing-duration>PT2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6" meta:character-count="233" meta:non-whitespace-character-count="199"/>
  </office:meta>
</office:document-meta>
</file>